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e Baraschi 219665 </text:p>
      <text:p text:style-name="Standard">Andre Cibils 234840</text:p>
      <text:p text:style-name="Standard"/>
      <text:p text:style-name="Standard">Concurrency HW4 Question 3</text:p>
      <text:p text:style-name="Standard"/>
      <text:p text:style-name="Standard">class ArraySum implements Callable&lt;Integer&gt;{</text:p>
      <text:p text:style-name="Standard"><text:s text:c="3"/>static ExectorService exec = Executors.newCachedTreadPool();</text:p>
      <text:p text:style-name="Standard"><text:s text:c="3"/>int[] a;</text:p>
      <text:p text:style-name="Standard"><text:s text:c="3"/>static public int sum(int[] a){</text:p>
      <text:p text:style-name="Standard"><text:s/><text:tab/>this.a=a;</text:p>
      <text:p text:style-name="Standard"><text:tab/>return call();</text:p>
      <text:p text:style-name="Standard"><text:s text:c="3"/>}</text:p>
      <text:p text:style-name="Standard"><text:s text:c="3"/>public Integer call(){</text:p>
      <text:p text:style-name="Standard"><text:s text:c="6"/>if(a.length &gt; 1){<text:tab/></text:p>
      <text:p text:style-name="Standard"><text:tab/> <text:s text:c="2"/>int q = Math.floor(a.length/2);</text:p>
      <text:p text:style-name="Standard"><text:tab/> <text:s text:c="2"/>Futur&lt;Integer&gt; left = exec.submit(new ArraySum(Arrays.copyOfRange(a,0,q));</text:p>
      <text:p text:style-name="Standard"><text:tab/> <text:s text:c="2"/>Futur&lt;Integer&gt; right = exec.submit(new ArraySum(Arrays.copyOfRange(a,q+1,a.length));</text:p>
      <text:p text:style-name="Standard"><text:tab/> <text:s text:c="2"/>return left.get() + right.get();<text:tab/></text:p>
      <text:p text:style-name="Standard"><text:s text:c="6"/>}else{</text:p>
      <text:p text:style-name="Standard"><text:s text:c="15"/>return a[0];</text:p>
      <text:p text:style-name="Standard"><text:s text:c="6"/>}<text:tab/></text:p>
      <text:p text:style-name="Standard"><text:s text:c="3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34S</meta:editing-duration>
    <meta:editing-cycles>9</meta:editing-cycles>
    <meta:generator>OpenOffice/4.1.1$Win32 OpenOffice.org_project/411m6$Build-9775</meta:generator>
    <dc:date>2015-05-12T18:14:33.92</dc:date>
    <meta:document-statistic meta:table-count="0" meta:image-count="0" meta:object-count="0" meta:page-count="1" meta:paragraph-count="21" meta:word-count="60" meta:character-count="586"/>
    <meta:user-defined meta:name="Info 1"/>
    <meta:user-defined meta:name="Info 2"/>
    <meta:user-defined meta:name="Info 3"/>
    <meta:user-defined meta:name="Info 4"/>
  </office:meta>
</office:document-meta>
</file>